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c5e" officeooo:paragraph-rsid="000dfc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lossa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23:06.485653999</meta:creation-date>
    <dc:date>2018-11-15T11:23:35.820448960</dc:date>
    <meta:editing-duration>PT29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6.1.2.1$Linux_X86_64 LibreOffice_project/10$Build-1</meta:generator>
  </office:meta>
</office:document-meta>
</file>